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2.3154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fo:background-color="#d4ea6b"/>
    </style:style>
    <style:style style:name="ce2" style:family="table-cell" style:parent-style-name="Default" style:data-style-name="N124"/>
    <style:style style:name="ce11" style:family="table-cell" style:parent-style-name="Default" style:data-style-name="N12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24">
      <style:table-cell-properties fo:background-color="#d4ea6b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21"/>
    <style:style style:name="ce7" style:family="table-cell" style:parent-style-name="Default" style:data-style-name="N124">
      <style:table-cell-properties fo:background-color="transparent"/>
    </style:style>
    <style:style style:name="ce20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124">
      <style:table-cell-properties fo:background-color="#e8f2a1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top"/>
    </style:style>
    <style:style style:name="ce3" style:family="table-cell" style:parent-style-name="Default" style:data-style-name="N124">
      <style:table-cell-properties fo:background-color="#d4ea6b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cJBB 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JBB2015, G1, 4GB Heap, 10 Run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table:style-name="Default" office:value-type="string" calcext:value-type="string">
            <text:p>Gai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jops,</text:p>
          </table:table-cell>
          <table:table-cell office:value-type="float" office:value="10231.4" calcext:value-type="float">
            <text:p>10231.4</text:p>
          </table:table-cell>
          <table:table-cell office:value-type="float" office:value="10848.2" calcext:value-type="float">
            <text:p>10848.2</text:p>
          </table:table-cell>
          <table:table-cell table:formula="of:=ROUND(([.D4]*100)/[.C4]; 2)" office:value-type="float" office:value="106.03" calcext:value-type="float">
            <text:p>106.03</text:p>
          </table:table-cell>
          <table:table-cell table:style-name="ce1" table:formula="of:=[.E4]-100" office:value-type="float" office:value="6.03" calcext:value-type="float">
            <text:p>+ 6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itjops,</text:p>
          </table:table-cell>
          <table:table-cell office:value-type="float" office:value="3794.2" calcext:value-type="float">
            <text:p>3794.2</text:p>
          </table:table-cell>
          <table:table-cell office:value-type="float" office:value="4036" calcext:value-type="float">
            <text:p>4036</text:p>
          </table:table-cell>
          <table:table-cell table:formula="of:=ROUND(([.D5]*100)/[.C5]; 2)" office:value-type="float" office:value="106.37" calcext:value-type="float">
            <text:p>106.37</text:p>
          </table:table-cell>
          <table:table-cell table:style-name="ce1" table:formula="of:=[.E5]-100" office:value-type="float" office:value="6.37" calcext:value-type="float">
            <text:p>+ 6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ber of Gcs,</text:p>
          </table:table-cell>
          <table:table-cell office:value-type="float" office:value="5155.2" calcext:value-type="float">
            <text:p>5155.2</text:p>
          </table:table-cell>
          <table:table-cell office:value-type="float" office:value="3517" calcext:value-type="float">
            <text:p>3517</text:p>
          </table:table-cell>
          <table:table-cell table:formula="of:=ROUND(([.D6]*100)/[.C6]; 2)" office:value-type="float" office:value="68.22" calcext:value-type="float">
            <text:p>68.22</text:p>
          </table:table-cell>
          <table:table-cell table:style-name="ce2" table:formula="of:=[.E6]-100" office:value-type="float" office:value="-31.78" calcext:value-type="float">
            <text:p>- 3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re GC, MB</text:p>
          </table:table-cell>
          <table:table-cell office:value-type="float" office:value="3329.91" calcext:value-type="float">
            <text:p>3329.91</text:p>
          </table:table-cell>
          <table:table-cell office:value-type="float" office:value="3125.95" calcext:value-type="float">
            <text:p>3125.95</text:p>
          </table:table-cell>
          <table:table-cell table:formula="of:=ROUND(([.D7]*100)/[.C7]; 2)" office:value-type="float" office:value="93.87" calcext:value-type="float">
            <text:p>93.87</text:p>
          </table:table-cell>
          <table:table-cell table:style-name="ce2" table:formula="of:=[.E7]-100" office:value-type="float" office:value="-6.13" calcext:value-type="float">
            <text:p>- 6.13</text:p>
          </table:table-cell>
          <table:table-cell office:value-type="string" calcext:value-type="string">
            <text:p>(unreliable, see FullGC measurement)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ost GC, MB</text:p>
          </table:table-cell>
          <table:table-cell office:value-type="float" office:value="2135.63" calcext:value-type="float">
            <text:p>2135.63</text:p>
          </table:table-cell>
          <table:table-cell office:value-type="float" office:value="1790.41" calcext:value-type="float">
            <text:p>1790.41</text:p>
          </table:table-cell>
          <table:table-cell table:formula="of:=ROUND(([.D8]*100)/[.C8]; 2)" office:value-type="float" office:value="83.84" calcext:value-type="float">
            <text:p>83.84</text:p>
          </table:table-cell>
          <table:table-cell table:style-name="ce11" table:formula="of:=[.E8]-100" office:value-type="float" office:value="-16.16" calcext:value-type="float">
            <text:p>- 16.16</text:p>
          </table:table-cell>
          <table:table-cell office:value-type="string" calcext:value-type="string">
            <text:p>(unreliable, see FullGC measureme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64.4131" calcext:value-type="float">
            <text:p>364.4131</text:p>
          </table:table-cell>
          <table:table-cell office:value-type="float" office:value="277.173" calcext:value-type="float">
            <text:p>277.173</text:p>
          </table:table-cell>
          <table:table-cell table:formula="of:=ROUND(([.D9]*100)/[.C9]; 2)" office:value-type="float" office:value="76.06" calcext:value-type="float">
            <text:p>76.06</text:p>
          </table:table-cell>
          <table:table-cell table:style-name="ce2" table:formula="of:=[.E9]-100" office:value-type="float" office:value="-23.94" calcext:value-type="float">
            <text:p>- 23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64.746" calcext:value-type="float">
            <text:p>364.746</text:p>
          </table:table-cell>
          <table:table-cell office:value-type="float" office:value="277.355" calcext:value-type="float">
            <text:p>277.355</text:p>
          </table:table-cell>
          <table:table-cell table:formula="of:=ROUND(([.D10]*100)/[.C10]; 2)" office:value-type="float" office:value="76.04" calcext:value-type="float">
            <text:p>76.04</text:p>
          </table:table-cell>
          <table:table-cell table:style-name="ce4" table:formula="of:=[.E10]-100" office:value-type="float" office:value="-23.96" calcext:value-type="float">
            <text:p>- 23.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122.341" calcext:value-type="float">
            <text:p>2122.341</text:p>
          </table:table-cell>
          <table:table-cell office:value-type="float" office:value="1619.129" calcext:value-type="float">
            <text:p>1619.129</text:p>
          </table:table-cell>
          <table:table-cell table:formula="of:=ROUND(([.D11]*100)/[.C11]; 2)" office:value-type="float" office:value="76.29" calcext:value-type="float">
            <text:p>76.29</text:p>
          </table:table-cell>
          <table:table-cell table:style-name="ce4" table:formula="of:=[.E11]-100" office:value-type="float" office:value="-23.71" calcext:value-type="float">
            <text:p>- 23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2.177" calcext:value-type="float">
            <text:p>2.177</text:p>
          </table:table-cell>
          <table:table-cell office:value-type="float" office:value="1.531" calcext:value-type="float">
            <text:p>1.531</text:p>
          </table:table-cell>
          <table:table-cell table:formula="of:=ROUND(([.D12]*100)/[.C12]; 2)" office:value-type="float" office:value="70.33" calcext:value-type="float">
            <text:p>70.33</text:p>
          </table:table-cell>
          <table:table-cell table:style-name="ce2" table:formula="of:=[.E12]-100" office:value-type="float" office:value="-29.67" calcext:value-type="float">
            <text:p>- 29.6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JBB G1 with perf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pecJBB2015, G1, 4GB Heap, 9 Runs, with perf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a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jops</text:p>
          </table:table-cell>
          <table:table-cell office:value-type="float" office:value="10136.6" calcext:value-type="float">
            <text:p>10136.6</text:p>
          </table:table-cell>
          <table:table-cell office:value-type="float" office:value="10823.6" calcext:value-type="float">
            <text:p>10823.6</text:p>
          </table:table-cell>
          <table:table-cell table:style-name="ce6" table:formula="of:=ROUND(([.D4]*100)/[.C4]; 2)" office:value-type="float" office:value="106.78" calcext:value-type="float">
            <text:p>106.8</text:p>
          </table:table-cell>
          <table:table-cell table:style-name="ce7" table:formula="of:=[.E4]-100" office:value-type="float" office:value="6.78" calcext:value-type="float">
            <text:p>+ 6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tjops</text:p>
          </table:table-cell>
          <table:table-cell office:value-type="float" office:value="3742" calcext:value-type="float">
            <text:p>3742</text:p>
          </table:table-cell>
          <table:table-cell office:value-type="float" office:value="3995.6" calcext:value-type="float">
            <text:p>3995.6</text:p>
          </table:table-cell>
          <table:table-cell table:style-name="ce6" table:formula="of:=ROUND(([.D5]*100)/[.C5]; 2)" office:value-type="float" office:value="106.78" calcext:value-type="float">
            <text:p>106.8</text:p>
          </table:table-cell>
          <table:table-cell table:style-name="ce7" table:formula="of:=[.E5]-100" office:value-type="float" office:value="6.78" calcext:value-type="float">
            <text:p>+ 6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Gcs</text:p>
          </table:table-cell>
          <table:table-cell office:value-type="float" office:value="4971.8" calcext:value-type="float">
            <text:p>4971.8</text:p>
          </table:table-cell>
          <table:table-cell office:value-type="float" office:value="3469.8" calcext:value-type="float">
            <text:p>3469.8</text:p>
          </table:table-cell>
          <table:table-cell table:style-name="ce6" table:formula="of:=ROUND(([.D6]*100)/[.C6]; 2)" office:value-type="float" office:value="69.79" calcext:value-type="float">
            <text:p>69.8</text:p>
          </table:table-cell>
          <table:table-cell table:style-name="ce7" table:formula="of:=[.E6]-100" office:value-type="float" office:value="-30.21" calcext:value-type="float">
            <text:p>- 30.21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re GC, MB</text:p>
          </table:table-cell>
          <table:table-cell office:value-type="float" office:value="3332" calcext:value-type="float">
            <text:p>3332</text:p>
          </table:table-cell>
          <table:table-cell office:value-type="float" office:value="3129.3" calcext:value-type="float">
            <text:p>3129.3</text:p>
          </table:table-cell>
          <table:table-cell table:style-name="ce6" table:formula="of:=ROUND(([.D7]*100)/[.C7]; 2)" office:value-type="float" office:value="93.92" calcext:value-type="float">
            <text:p>93.9</text:p>
          </table:table-cell>
          <table:table-cell table:style-name="ce7" table:formula="of:=[.E7]-100" office:value-type="float" office:value="-6.08" calcext:value-type="float">
            <text:p>- 6.08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ost GC, MB</text:p>
          </table:table-cell>
          <table:table-cell office:value-type="float" office:value="2134.2" calcext:value-type="float">
            <text:p>2134.2</text:p>
          </table:table-cell>
          <table:table-cell office:value-type="float" office:value="1796" calcext:value-type="float">
            <text:p>1796</text:p>
          </table:table-cell>
          <table:table-cell table:style-name="ce6" table:formula="of:=ROUND(([.D8]*100)/[.C8]; 2)" office:value-type="float" office:value="84.15" calcext:value-type="float">
            <text:p>84.2</text:p>
          </table:table-cell>
          <table:table-cell table:style-name="ce20" table:formula="of:=[.E8]-100" office:value-type="float" office:value="-15.85" calcext:value-type="float">
            <text:p>- 15.85</text:p>
          </table:table-cell>
          <table:table-cell office:value-type="string" calcext:value-type="string">
            <text:p>(unreliable, see FullGC measurement)</text:p>
          </table:table-cell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50.27" calcext:value-type="float">
            <text:p>350.27</text:p>
          </table:table-cell>
          <table:table-cell office:value-type="float" office:value="272.84" calcext:value-type="float">
            <text:p>272.84</text:p>
          </table:table-cell>
          <table:table-cell table:style-name="ce6" table:formula="of:=ROUND(([.D9]*100)/[.C9]; 2)" office:value-type="float" office:value="77.89" calcext:value-type="float">
            <text:p>77.9</text:p>
          </table:table-cell>
          <table:table-cell table:style-name="ce7" table:formula="of:=[.E9]-100" office:value-type="float" office:value="-22.11" calcext:value-type="float">
            <text:p>- 22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50.34" calcext:value-type="float">
            <text:p>350.34</text:p>
          </table:table-cell>
          <table:table-cell office:value-type="float" office:value="273" calcext:value-type="float">
            <text:p>273</text:p>
          </table:table-cell>
          <table:table-cell table:style-name="ce6" table:formula="of:=ROUND(([.D10]*100)/[.C10]; 2)" office:value-type="float" office:value="77.92" calcext:value-type="float">
            <text:p>77.9</text:p>
          </table:table-cell>
          <table:table-cell table:style-name="ce8" table:formula="of:=[.E10]-100" office:value-type="float" office:value="-22.08" calcext:value-type="float">
            <text:p>- 22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031.83" calcext:value-type="float">
            <text:p>2031.83</text:p>
          </table:table-cell>
          <table:table-cell office:value-type="float" office:value="1588.63" calcext:value-type="float">
            <text:p>1588.63</text:p>
          </table:table-cell>
          <table:table-cell table:style-name="ce6" table:formula="of:=ROUND(([.D11]*100)/[.C11]; 2)" office:value-type="float" office:value="78.19" calcext:value-type="float">
            <text:p>78.2</text:p>
          </table:table-cell>
          <table:table-cell table:style-name="ce8" table:formula="of:=[.E11]-100" office:value-type="float" office:value="-21.81" calcext:value-type="float">
            <text:p>- 21.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3.07" calcext:value-type="float">
            <text:p>3.07</text:p>
          </table:table-cell>
          <table:table-cell office:value-type="float" office:value="2.2" calcext:value-type="float">
            <text:p>2.2</text:p>
          </table:table-cell>
          <table:table-cell table:style-name="ce6" table:formula="of:=ROUND(([.D12]*100)/[.C12]; 2)" office:value-type="float" office:value="71.66" calcext:value-type="float">
            <text:p>71.7</text:p>
          </table:table-cell>
          <table:table-cell table:style-name="ce7" table:formula="of:=[.E12]-100" office:value-type="float" office:value="-28.34" calcext:value-type="float">
            <text:p>- 28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 Misses</text:p>
          </table:table-cell>
          <table:table-cell office:value-type="float" office:value="1294363538563.4" calcext:value-type="float">
            <text:p>1294363538563.4</text:p>
          </table:table-cell>
          <table:table-cell office:value-type="float" office:value="1109038645193.3" calcext:value-type="float">
            <text:p>1109038645193.3</text:p>
          </table:table-cell>
          <table:table-cell table:style-name="ce6" table:formula="of:=ROUND(([.D13]*100)/[.C13]; 2)" office:value-type="float" office:value="85.68" calcext:value-type="float">
            <text:p>85.7</text:p>
          </table:table-cell>
          <table:table-cell table:style-name="ce7" table:formula="of:=[.E13]-100" office:value-type="float" office:value="-14.32" calcext:value-type="float">
            <text:p>- 14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 Loads</text:p>
          </table:table-cell>
          <table:table-cell office:value-type="float" office:value="25511385965443.6" calcext:value-type="float">
            <text:p>25511385965443.6</text:p>
          </table:table-cell>
          <table:table-cell office:value-type="float" office:value="21610503370719.1" calcext:value-type="float">
            <text:p>21610503370719.1</text:p>
          </table:table-cell>
          <table:table-cell table:style-name="ce6" table:formula="of:=ROUND(([.D14]*100)/[.C14]; 2)" office:value-type="float" office:value="84.71" calcext:value-type="float">
            <text:p>84.7</text:p>
          </table:table-cell>
          <table:table-cell table:style-name="ce7" table:formula="of:=[.E14]-100" office:value-type="float" office:value="-15.29" calcext:value-type="float">
            <text:p>- 15.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C Misses</text:p>
          </table:table-cell>
          <table:table-cell office:value-type="float" office:value="273833668865.4" calcext:value-type="float">
            <text:p>273833668865.4</text:p>
          </table:table-cell>
          <table:table-cell office:value-type="float" office:value="212658994859.6" calcext:value-type="float">
            <text:p>212658994859.6</text:p>
          </table:table-cell>
          <table:table-cell table:style-name="ce6" table:formula="of:=ROUND(([.D15]*100)/[.C15]; 2)" office:value-type="float" office:value="77.66" calcext:value-type="float">
            <text:p>77.7</text:p>
          </table:table-cell>
          <table:table-cell table:style-name="ce7" table:formula="of:=[.E15]-100" office:value-type="float" office:value="-22.34" calcext:value-type="float">
            <text:p>- 22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C Loads</text:p>
          </table:table-cell>
          <table:table-cell office:value-type="float" office:value="655211047461.7" calcext:value-type="float">
            <text:p>655211047461.7</text:p>
          </table:table-cell>
          <table:table-cell office:value-type="float" office:value="555606059480" calcext:value-type="float">
            <text:p>555606059480</text:p>
          </table:table-cell>
          <table:table-cell table:style-name="ce6" table:formula="of:=ROUND(([.D16]*100)/[.C16]; 2)" office:value-type="float" office:value="84.8" calcext:value-type="float">
            <text:p>84.8</text:p>
          </table:table-cell>
          <table:table-cell table:style-name="ce7" table:formula="of:=[.E16]-100" office:value-type="float" office:value="-15.2" calcext:value-type="float">
            <text:p>- 15.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LB Misses</text:p>
          </table:table-cell>
          <table:table-cell office:value-type="float" office:value="37718612782.9" calcext:value-type="float">
            <text:p>37718612782.9</text:p>
          </table:table-cell>
          <table:table-cell office:value-type="float" office:value="32378833894.3" calcext:value-type="float">
            <text:p>32378833894.3</text:p>
          </table:table-cell>
          <table:table-cell table:style-name="ce6" table:formula="of:=ROUND(([.D17]*100)/[.C17]; 2)" office:value-type="float" office:value="85.84" calcext:value-type="float">
            <text:p>85.8</text:p>
          </table:table-cell>
          <table:table-cell table:style-name="ce7" table:formula="of:=[.E17]-100" office:value-type="float" office:value="-14.16" calcext:value-type="float">
            <text:p>- 14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LB Loads</text:p>
          </table:table-cell>
          <table:table-cell office:value-type="float" office:value="25308734883537.9" calcext:value-type="float">
            <text:p>25308734883537.9</text:p>
          </table:table-cell>
          <table:table-cell office:value-type="float" office:value="21437105901958.6" calcext:value-type="float">
            <text:p>21437105901958.6</text:p>
          </table:table-cell>
          <table:table-cell table:style-name="ce6" table:formula="of:=ROUND(([.D18]*100)/[.C18]; 2)" office:value-type="float" office:value="84.7" calcext:value-type="float">
            <text:p>84.7</text:p>
          </table:table-cell>
          <table:table-cell table:style-name="ce7" table:formula="of:=[.E18]-100" office:value-type="float" office:value="-15.3" calcext:value-type="float">
            <text:p>- 15.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ructions</text:p>
          </table:table-cell>
          <table:table-cell office:value-type="float" office:value="83966573365463.8" calcext:value-type="float">
            <text:p>83966573365463.8</text:p>
          </table:table-cell>
          <table:table-cell office:value-type="float" office:value="72477839817765.8" calcext:value-type="float">
            <text:p>72477839817765.8</text:p>
          </table:table-cell>
          <table:table-cell table:style-name="ce6" table:formula="of:=ROUND(([.D19]*100)/[.C19]; 2)" office:value-type="float" office:value="86.32" calcext:value-type="float">
            <text:p>86.3</text:p>
          </table:table-cell>
          <table:table-cell table:style-name="ce7" table:formula="of:=[.E19]-100" office:value-type="float" office:value="-13.68" calcext:value-type="float">
            <text:p>- 13.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</text:p>
          </table:table-cell>
          <table:table-cell office:value-type="float" office:value="15749934748078.2" calcext:value-type="float">
            <text:p>15749934748078.2</text:p>
          </table:table-cell>
          <table:table-cell office:value-type="float" office:value="13181107354563.9" calcext:value-type="float">
            <text:p>13181107354563.9</text:p>
          </table:table-cell>
          <table:table-cell table:style-name="ce6" table:formula="of:=ROUND(([.D20]*100)/[.C20]; 2)" office:value-type="float" office:value="83.69" calcext:value-type="float">
            <text:p>83.7</text:p>
          </table:table-cell>
          <table:table-cell table:style-name="ce7" table:formula="of:=[.E20]-100" office:value-type="float" office:value="-16.31" calcext:value-type="float">
            <text:p>- 16.3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5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pecJBB Parallel per. FullG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SpecJBB2015, Parallel, 8GB Heap, 6 runs, periodic FullGC via jcmd (every 5 minutes)</text:p>
            <text:p/>
            <text:p><text:span text:style-name="T1">(means all values but Usage post GC are skewed)</text:span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table:style-name="Default" office:value-type="string" calcext:value-type="string">
            <text:p>Gai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xjops,</text:p>
          </table:table-cell>
          <table:table-cell office:value-type="float" office:value="12176.5" calcext:value-type="float">
            <text:p>12176.5</text:p>
          </table:table-cell>
          <table:table-cell office:value-type="float" office:value="12868.2" calcext:value-type="float">
            <text:p>12868.2</text:p>
          </table:table-cell>
          <table:table-cell table:formula="of:=ROUND(([.D4]*100)/[.C4]; 2)" office:value-type="float" office:value="105.68" calcext:value-type="float">
            <text:p>105.68</text:p>
          </table:table-cell>
          <table:table-cell table:style-name="ce7" table:formula="of:=[.E4]-100" office:value-type="float" office:value="5.68000000000001" calcext:value-type="float">
            <text:p>+ 5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itjops,</text:p>
          </table:table-cell>
          <table:table-cell office:value-type="float" office:value="4237.2" calcext:value-type="float">
            <text:p>4237.2</text:p>
          </table:table-cell>
          <table:table-cell office:value-type="float" office:value="4861.8" calcext:value-type="float">
            <text:p>4861.8</text:p>
          </table:table-cell>
          <table:table-cell table:formula="of:=ROUND(([.D5]*100)/[.C5]; 2)" office:value-type="float" office:value="114.74" calcext:value-type="float">
            <text:p>114.74</text:p>
          </table:table-cell>
          <table:table-cell table:style-name="ce7" table:formula="of:=[.E5]-100" office:value-type="float" office:value="14.74" calcext:value-type="float">
            <text:p>+ 1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mber of Gcs,</text:p>
          </table:table-cell>
          <table:table-cell office:value-type="float" office:value="3141" calcext:value-type="float">
            <text:p>3141</text:p>
          </table:table-cell>
          <table:table-cell office:value-type="float" office:value="2907.2" calcext:value-type="float">
            <text:p>2907.2</text:p>
          </table:table-cell>
          <table:table-cell table:formula="of:=ROUND(([.D6]*100)/[.C6]; 2)" office:value-type="float" office:value="92.56" calcext:value-type="float">
            <text:p>92.56</text:p>
          </table:table-cell>
          <table:table-cell table:style-name="ce7" table:formula="of:=[.E6]-100" office:value-type="float" office:value="-7.44" calcext:value-type="float">
            <text:p>- 7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age pre GC, MB</text:p>
          </table:table-cell>
          <table:table-cell office:value-type="float" office:value="5610.1" calcext:value-type="float">
            <text:p>5610.1</text:p>
          </table:table-cell>
          <table:table-cell office:value-type="float" office:value="5503.6" calcext:value-type="float">
            <text:p>5503.6</text:p>
          </table:table-cell>
          <table:table-cell table:formula="of:=ROUND(([.D7]*100)/[.C7]; 2)" office:value-type="float" office:value="98.1" calcext:value-type="float">
            <text:p>98.1</text:p>
          </table:table-cell>
          <table:table-cell table:style-name="ce7" table:formula="of:=[.E7]-100" office:value-type="float" office:value="-1.90000000000001" calcext:value-type="float">
            <text:p>- 1.90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age post GC, MB</text:p>
          </table:table-cell>
          <table:table-cell table:style-name="ce14" office:value-type="float" office:value="1367.9" calcext:value-type="float">
            <text:p>1367.9</text:p>
          </table:table-cell>
          <table:table-cell table:style-name="ce14" office:value-type="float" office:value="1140" calcext:value-type="float">
            <text:p>1140</text:p>
          </table:table-cell>
          <table:table-cell table:style-name="ce14" table:formula="of:=ROUND(([.D8]*100)/[.C8]; 2)" office:value-type="float" office:value="83.34" calcext:value-type="float">
            <text:p>83.34</text:p>
          </table:table-cell>
          <table:table-cell table:style-name="ce3" table:formula="of:=[.E8]-100" office:value-type="float" office:value="-16.66" calcext:value-type="float">
            <text:p>- 16.66</text:p>
          </table:table-cell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90.18" calcext:value-type="float">
            <text:p>390.18</text:p>
          </table:table-cell>
          <table:table-cell office:value-type="float" office:value="350.37" calcext:value-type="float">
            <text:p>350.37</text:p>
          </table:table-cell>
          <table:table-cell table:formula="of:=ROUND(([.D9]*100)/[.C9]; 2)" office:value-type="float" office:value="89.8" calcext:value-type="float">
            <text:p>89.8</text:p>
          </table:table-cell>
          <table:table-cell table:style-name="ce7" table:formula="of:=[.E9]-100" office:value-type="float" office:value="-10.2" calcext:value-type="float">
            <text:p>- 10.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90.32" calcext:value-type="float">
            <text:p>390.32</text:p>
          </table:table-cell>
          <table:table-cell office:value-type="float" office:value="350.53" calcext:value-type="float">
            <text:p>350.53</text:p>
          </table:table-cell>
          <table:table-cell table:formula="of:=ROUND(([.D10]*100)/[.C10]; 2)" office:value-type="float" office:value="89.81" calcext:value-type="float">
            <text:p>89.81</text:p>
          </table:table-cell>
          <table:table-cell table:style-name="ce18" table:formula="of:=[.E10]-100" office:value-type="float" office:value="-10.19" calcext:value-type="float">
            <text:p>- 10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121.22" calcext:value-type="float">
            <text:p>2121.22</text:p>
          </table:table-cell>
          <table:table-cell office:value-type="float" office:value="1926.04" calcext:value-type="float">
            <text:p>1926.04</text:p>
          </table:table-cell>
          <table:table-cell table:formula="of:=ROUND(([.D11]*100)/[.C11]; 2)" office:value-type="float" office:value="90.8" calcext:value-type="float">
            <text:p>90.8</text:p>
          </table:table-cell>
          <table:table-cell table:style-name="ce18" table:formula="of:=[.E11]-100" office:value-type="float" office:value="-9.2" calcext:value-type="float">
            <text:p>- 9.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79.4" calcext:value-type="float">
            <text:p>79.4</text:p>
          </table:table-cell>
          <table:table-cell office:value-type="float" office:value="61.38" calcext:value-type="float">
            <text:p>61.38</text:p>
          </table:table-cell>
          <table:table-cell table:formula="of:=ROUND(([.D12]*100)/[.C12]; 2)" office:value-type="float" office:value="77.3" calcext:value-type="float">
            <text:p>77.3</text:p>
          </table:table-cell>
          <table:table-cell table:style-name="ce7" table:formula="of:=[.E12]-100" office:value-type="float" office:value="-22.7" calcext:value-type="float">
            <text:p>- 22.70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4P0" style:volatile="true">
      <number:text>+ </number:text>
      <number:number number:decimal-places="2" loext:min-decimal-places="2" number:min-integer-digits="1"/>
    </number:number-style>
    <number:number-style style:name="N124P1" style:volatile="true">
      <number:text>- </number:text>
      <number:number number:decimal-places="2" loext:min-decimal-places="2" number:min-integer-digits="1"/>
    </number:number-style>
    <number:number-style style:name="N124">
      <number:number number:decimal-places="2" loext:min-decimal-places="2" number:min-integer-digits="1"/>
      <style:map style:condition="value()&gt;0" style:apply-style-name="N124P0"/>
      <style:map style:condition="value()&lt;0" style:apply-style-name="N12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1:33:17.757701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7:19:48.290691962</meta:creation-date>
    <dc:date>2024-09-17T11:36:03.924145513</dc:date>
    <meta:editing-duration>PT36M11S</meta:editing-duration>
    <meta:editing-cycles>6</meta:editing-cycles>
    <meta:generator>LibreOffice/6.4.7.2$Linux_X86_64 LibreOffice_project/40$Build-2</meta:generator>
    <meta:document-statistic meta:table-count="3" meta:cell-count="200" meta:object-count="0"/>
  </office:meta>
</office:document-meta>
</file>